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7302"/>
    </style:style>
    <style:style style:name="P2" style:family="paragraph" style:parent-style-name="Arabic">
      <style:text-properties officeooo:rsid="00147302" officeooo:paragraph-rsid="00147302"/>
    </style:style>
    <style:style style:name="P3" style:family="paragraph" style:parent-style-name="Arabic">
      <style:text-properties officeooo:rsid="001b4b55" officeooo:paragraph-rsid="001b4b55"/>
    </style:style>
    <style:style style:name="P4" style:family="paragraph" style:parent-style-name="Arabic">
      <style:text-properties officeooo:rsid="001e35b9" officeooo:paragraph-rsid="001e35b9"/>
    </style:style>
    <style:style style:name="P5" style:family="paragraph" style:parent-style-name="Arabic">
      <style:text-properties officeooo:paragraph-rsid="00147302"/>
    </style:style>
    <style:style style:name="P6" style:family="paragraph" style:parent-style-name="Arabic">
      <style:text-properties officeooo:rsid="001beeba" officeooo:paragraph-rsid="001beeba"/>
    </style:style>
    <style:style style:name="P7" style:family="paragraph" style:parent-style-name="Arabic">
      <style:text-properties officeooo:rsid="001785a3" officeooo:paragraph-rsid="00147302"/>
    </style:style>
    <style:style style:name="P8" style:family="paragraph" style:parent-style-name="Arabic">
      <style:text-properties officeooo:rsid="00204ba0" officeooo:paragraph-rsid="00204ba0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4b757"/>
    </style:style>
    <style:style style:name="T5" style:family="text">
      <style:text-properties officeooo:rsid="001b4b55"/>
    </style:style>
    <style:style style:name="T6" style:family="text">
      <style:text-properties officeooo:rsid="001df852"/>
    </style:style>
    <style:style style:name="T7" style:family="text">
      <style:text-properties officeooo:rsid="001e3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1</text:p>
      <text:p text:style-name="P1">پُلِكَنِ نْدُزَنْڠُ</text:p>
      <text:p text:style-name="P1">كهٖنْدَ مَتٖمْبٖزِ يَنْڠُ</text:p>
      <text:p text:style-name="P1">نِوَپٖ خَبَرِ زَنْڠُ</text:p>
      <text:p text:style-name="P1">قِصَ چَلٗنِجِرِيَ</text:p>
      <text:p text:style-name="P2"/>
      <text:p text:style-name="P3">#222</text:p>
      <text:p text:style-name="P1">نِلِ نٖنْدَءٗ نْدِيَنِ</text:p>
      <text:p text:style-name="P1">كْوَلِ نَ مْٹُ چُمْبَنِ</text:p>
      <text:p text:style-name="P1">مٗيٗ أُكَمْتَمَنِ</text:p>
      <text:p text:style-name="P1">كْوَ حَلَالِ كُرِضِيَ </text:p>
      <text:p text:style-name="P7"/>
      <text:p text:style-name="P4">#333 </text:p>
      <text:p text:style-name="P1">نَ مَهَرِيٖ يُوَنِ</text:p>
      <text:p text:style-name="P1">نَلٗمْپَ زَيْدَنِ</text:p>
      <text:p text:style-name="P1">نَلِنَ پٖٹٖ چَنْدَنِ</text:p>
      <text:p text:style-name="P1"><text:span text:style-name="T1">كَ</text:span>وَهِ كُمْڤَلِيَ</text:p>
      <text:p text:style-name="P1"><text:soft-page-break/></text:p>
      <text:p text:style-name="P4">#44 </text:p>
      <text:p text:style-name="P1">عَل<text:span text:style-name="T2">ِ</text:span>ى كُتٗكَ كْوَكٖ</text:p>
      <text:p text:style-name="P1">أُنَ رُبَ مٗيٗ وَكٖ</text:p>
      <text:p text:style-name="P1">أَكٖنْدَ كْوَ مْكٖ وَكٖ</text:p>
      <text:p text:style-name="P1">مْكٗنٗ هُمْفُمْبِيَ</text:p>
      <text:p text:style-name="P6"/>
      <text:p text:style-name="P8">#48</text:p>
      <text:p text:style-name="P1">مْوَنَ بِنْتِ رَسُوْلِ</text:p>
      <text:p text:style-name="P1">يَلِ هَيَتَأَمَلِ</text:p>
      <text:p text:style-name="P1">كَنٖنْدَ مْوٖنْيٖ عَقِلِ</text:p>
      <text:p text:style-name="P1">خَبَرِ أ<text:span text:style-name="T3">َ</text:span>كَمْوَمْبِيَ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27:07.110694082</meta:creation-date>
    <meta:editing-duration>P4DT3H2M5S</meta:editing-duration>
    <meta:editing-cycles>12</meta:editing-cycles>
    <meta:generator>LibreOffice/5.4.3.2$Linux_X86_64 LibreOffice_project/40m0$Build-2</meta:generator>
    <dc:title>andika</dc:title>
    <dc:date>2017-11-28T09:18:34.893240335</dc:date>
    <dc:creator>Kevin Donnelly</dc:creator>
    <meta:document-statistic meta:table-count="0" meta:image-count="0" meta:object-count="0" meta:page-count="2" meta:paragraph-count="25" meta:word-count="60" meta:character-count="238" meta:non-whitespace-character-count="200"/>
    <meta:template xlink:type="simple" xlink:actuate="onRequest" xlink:title="andika" xlink:href="../../../../libreoffice/andika.ott" meta:date="2014-09-17T14:27:06.955663246"/>
  </office:meta>
</office:document-meta>
</file>